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a8b" officeooo:paragraph-rsid="0000c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Este exemplo é para comitar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 LibreOffice_project/efb621ed25068d70781dc026f7e9c5187a4decd1</meta:generator>
    <dc:date>2018-10-01T11:01:37.410000000</dc:date>
    <meta:editing-duration>PT38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</office:meta>
</office:document-meta>
</file>